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a878"/>
    </style:style>
    <style:style style:name="P2" style:family="paragraph" style:parent-style-name="Standard">
      <style:text-properties officeooo:rsid="0009a878" officeooo:paragraph-rsid="0009a878"/>
    </style:style>
    <style:style style:name="P3" style:family="paragraph" style:parent-style-name="Standard">
      <style:text-properties officeooo:rsid="000c38b4" officeooo:paragraph-rsid="000c38b4"/>
    </style:style>
    <style:style style:name="P4" style:family="paragraph" style:parent-style-name="Standard">
      <style:text-properties officeooo:rsid="000c38b4" officeooo:paragraph-rsid="001ddd0d"/>
    </style:style>
    <style:style style:name="P5" style:family="paragraph" style:parent-style-name="Standard">
      <style:text-properties officeooo:rsid="001365c3" officeooo:paragraph-rsid="001365c3"/>
    </style:style>
    <style:style style:name="P6" style:family="paragraph" style:parent-style-name="Standard">
      <style:text-properties officeooo:rsid="00153d23" officeooo:paragraph-rsid="00153d23"/>
    </style:style>
    <style:style style:name="P7" style:family="paragraph" style:parent-style-name="Standard">
      <style:text-properties officeooo:rsid="0017ea8e" officeooo:paragraph-rsid="0017ea8e"/>
    </style:style>
    <style:style style:name="P8" style:family="paragraph" style:parent-style-name="Standard">
      <style:text-properties officeooo:paragraph-rsid="0017ea8e"/>
    </style:style>
    <style:style style:name="P9" style:family="paragraph" style:parent-style-name="Standard">
      <style:text-properties officeooo:rsid="001be5c8" officeooo:paragraph-rsid="001be5c8"/>
    </style:style>
    <style:style style:name="P10" style:family="paragraph" style:parent-style-name="Standard">
      <style:text-properties officeooo:paragraph-rsid="001ddd0d"/>
    </style:style>
    <style:style style:name="P11" style:family="paragraph" style:parent-style-name="Standard">
      <style:text-properties officeooo:rsid="001f7f0f" officeooo:paragraph-rsid="001f7f0f"/>
    </style:style>
    <style:style style:name="P12" style:family="paragraph" style:parent-style-name="Standard">
      <style:text-properties fo:font-style="italic" fo:font-weight="bold" officeooo:rsid="0009a878" officeooo:paragraph-rsid="0009a878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365c3" officeooo:paragraph-rsid="001365c3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27642c" officeooo:paragraph-rsid="0027642c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241ca9" officeooo:paragraph-rsid="00241ca9"/>
    </style:style>
    <style:style style:name="P16" style:family="paragraph" style:parent-style-name="Standard">
      <style:text-properties officeooo:rsid="0027642c" officeooo:paragraph-rsid="0027642c"/>
    </style:style>
    <style:style style:name="P17" style:family="paragraph" style:parent-style-name="Standard">
      <style:text-properties officeooo:rsid="0027642c" officeooo:paragraph-rsid="002c5942"/>
    </style:style>
    <style:style style:name="P18" style:family="paragraph" style:parent-style-name="Standard">
      <style:text-properties officeooo:rsid="0029a05f" officeooo:paragraph-rsid="0029e23e"/>
    </style:style>
    <style:style style:name="P19" style:family="paragraph" style:parent-style-name="Standard">
      <style:text-properties officeooo:rsid="002b5935" officeooo:paragraph-rsid="002b5935"/>
    </style:style>
    <style:style style:name="P20" style:family="paragraph" style:parent-style-name="Standard">
      <style:text-properties officeooo:rsid="002c5942" officeooo:paragraph-rsid="002c5942"/>
    </style:style>
    <style:style style:name="P21" style:family="paragraph" style:parent-style-name="Standard">
      <style:text-properties officeooo:rsid="002f8f59" officeooo:paragraph-rsid="002f8f59"/>
    </style:style>
    <style:style style:name="P22" style:family="paragraph" style:parent-style-name="Standard">
      <style:text-properties officeooo:rsid="002f8f59" officeooo:paragraph-rsid="00375f39"/>
    </style:style>
    <style:style style:name="P23" style:family="paragraph" style:parent-style-name="Standard">
      <style:text-properties officeooo:rsid="002f8f59" officeooo:paragraph-rsid="003c0ed0"/>
    </style:style>
    <style:style style:name="P24" style:family="paragraph" style:parent-style-name="Standard">
      <style:text-properties officeooo:rsid="002f8f59" officeooo:paragraph-rsid="003cc2d3"/>
    </style:style>
    <style:style style:name="P25" style:family="paragraph" style:parent-style-name="Standard">
      <style:text-properties officeooo:rsid="002fc60b" officeooo:paragraph-rsid="002fc60b"/>
    </style:style>
    <style:style style:name="P26" style:family="paragraph" style:parent-style-name="Standard">
      <style:text-properties officeooo:rsid="002fc60b" officeooo:paragraph-rsid="00375f39"/>
    </style:style>
    <style:style style:name="P27" style:family="paragraph" style:parent-style-name="Standard">
      <style:text-properties officeooo:rsid="002fc60b" officeooo:paragraph-rsid="003c0ed0"/>
    </style:style>
    <style:style style:name="P28" style:family="paragraph" style:parent-style-name="Standard">
      <style:text-properties officeooo:rsid="00327281" officeooo:paragraph-rsid="00327281"/>
    </style:style>
    <style:style style:name="P29" style:family="paragraph" style:parent-style-name="Standard">
      <style:text-properties officeooo:rsid="0033ed6b" officeooo:paragraph-rsid="0033ed6b"/>
    </style:style>
    <style:style style:name="P30" style:family="paragraph" style:parent-style-name="Standard">
      <style:text-properties officeooo:rsid="003a0091" officeooo:paragraph-rsid="003a0091"/>
    </style:style>
    <style:style style:name="P31" style:family="paragraph" style:parent-style-name="Standard">
      <style:text-properties officeooo:rsid="0040cb62" officeooo:paragraph-rsid="0040cb62"/>
    </style:style>
    <style:style style:name="P32" style:family="paragraph" style:parent-style-name="Standard">
      <style:text-properties officeooo:rsid="0040cb62" officeooo:paragraph-rsid="004101a7"/>
    </style:style>
    <style:style style:name="P33" style:family="paragraph" style:parent-style-name="Standard">
      <style:text-properties officeooo:rsid="004101a7" officeooo:paragraph-rsid="004101a7"/>
    </style:style>
    <style:style style:name="P34" style:family="paragraph" style:parent-style-name="Standard">
      <style:text-properties officeooo:rsid="0043f0c8" officeooo:paragraph-rsid="0043f0c8"/>
    </style:style>
    <style:style style:name="P35" style:family="paragraph" style:parent-style-name="Standard">
      <style:text-properties officeooo:rsid="003cc2d3" officeooo:paragraph-rsid="003cc2d3"/>
    </style:style>
    <style:style style:name="P36" style:family="paragraph" style:parent-style-name="Standard">
      <style:text-properties fo:font-style="italic" fo:font-weight="bold" officeooo:rsid="0027642c" officeooo:paragraph-rsid="0027642c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29a05f" officeooo:paragraph-rsid="0029e23e" style:font-style-asian="italic" style:font-weight-asian="bold" style:font-style-complex="italic" style:font-weight-complex="bold"/>
    </style:style>
    <style:style style:name="P38" style:family="paragraph" style:parent-style-name="Standard">
      <style:text-properties officeooo:rsid="000c38b4" officeooo:paragraph-rsid="004101a7"/>
    </style:style>
    <style:style style:name="P39" style:family="paragraph" style:parent-style-name="Standard">
      <style:text-properties officeooo:rsid="000c38b4" officeooo:paragraph-rsid="001ddd0d"/>
    </style:style>
    <style:style style:name="P40" style:family="paragraph" style:parent-style-name="Standard">
      <style:text-properties officeooo:rsid="0029a05f" officeooo:paragraph-rsid="000c38b4"/>
    </style:style>
    <style:style style:name="T1" style:family="text">
      <style:text-properties officeooo:rsid="000603bb"/>
    </style:style>
    <style:style style:name="T2" style:family="text">
      <style:text-properties officeooo:rsid="0007d02a"/>
    </style:style>
    <style:style style:name="T3" style:family="text">
      <style:text-properties officeooo:rsid="00095ea2"/>
    </style:style>
    <style:style style:name="T4" style:family="text">
      <style:text-properties officeooo:rsid="0009a878"/>
    </style:style>
    <style:style style:name="T5" style:family="text">
      <style:text-properties officeooo:rsid="000c38b4"/>
    </style:style>
    <style:style style:name="T6" style:family="text">
      <style:text-properties officeooo:rsid="000d8ae9"/>
    </style:style>
    <style:style style:name="T7" style:family="text">
      <style:text-properties officeooo:rsid="000f099f"/>
    </style:style>
    <style:style style:name="T8" style:family="text">
      <style:text-properties officeooo:rsid="0017ea8e"/>
    </style:style>
    <style:style style:name="T9" style:family="text">
      <style:text-properties officeooo:rsid="001b48c9"/>
    </style:style>
    <style:style style:name="T10" style:family="text">
      <style:text-properties officeooo:rsid="001ddd0d"/>
    </style:style>
    <style:style style:name="T11" style:family="text">
      <style:text-properties officeooo:rsid="001f7f0f"/>
    </style:style>
    <style:style style:name="T12" style:family="text">
      <style:text-properties officeooo:rsid="0020ade0"/>
    </style:style>
    <style:style style:name="T13" style:family="text">
      <style:text-properties officeooo:rsid="0021fcb8"/>
    </style:style>
    <style:style style:name="T14" style:family="text">
      <style:text-properties officeooo:rsid="00230626"/>
    </style:style>
    <style:style style:name="T15" style:family="text">
      <style:text-properties officeooo:rsid="00244130"/>
    </style:style>
    <style:style style:name="T16" style:family="text">
      <style:text-properties officeooo:rsid="00258f7a"/>
    </style:style>
    <style:style style:name="T17" style:family="text">
      <style:text-properties officeooo:rsid="002853be"/>
    </style:style>
    <style:style style:name="T18" style:family="text">
      <style:text-properties officeooo:rsid="002dcbed"/>
    </style:style>
    <style:style style:name="T19" style:family="text">
      <style:text-properties officeooo:rsid="002e4dc0"/>
    </style:style>
    <style:style style:name="T20" style:family="text">
      <style:text-properties officeooo:rsid="00327281"/>
    </style:style>
    <style:style style:name="T21" style:family="text">
      <style:text-properties officeooo:rsid="0033ed6b"/>
    </style:style>
    <style:style style:name="T22" style:family="text">
      <style:text-properties officeooo:rsid="0035d10b"/>
    </style:style>
    <style:style style:name="T23" style:family="text">
      <style:text-properties officeooo:rsid="00385b2d"/>
    </style:style>
    <style:style style:name="T24" style:family="text">
      <style:text-properties officeooo:rsid="003b3aec"/>
    </style:style>
    <style:style style:name="T25" style:family="text">
      <style:text-properties officeooo:rsid="003c0ed0"/>
    </style:style>
    <style:style style:name="T26" style:family="text">
      <style:text-properties officeooo:rsid="003cc2d3"/>
    </style:style>
    <style:style style:name="T27" style:family="text">
      <style:text-properties officeooo:rsid="003ff920"/>
    </style:style>
    <style:style style:name="T28" style:family="text">
      <style:text-properties officeooo:rsid="004101a7"/>
    </style:style>
    <style:style style:name="T29" style:family="text">
      <style:text-properties officeooo:rsid="00426a87"/>
    </style:style>
    <style:style style:name="T30" style:family="text">
      <style:text-properties officeooo:rsid="0044d07a"/>
    </style:style>
    <style:style style:name="T31" style:family="text">
      <style:text-properties officeooo:rsid="0046b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">Python </text:span>Programs to Analyze and Tabulate zOS LISTCAT Output</text:p>
      <text:p text:style-name="P2"/>
      <text:p text:style-name="P1"><text:bookmark text:name="tw-target-text"/><text:span text:style-name="T1">Python </text:span><text:span text:style-name="T4">p</text:span>rograms analyze the zOS <text:span text:style-name="T3">mainframe operating system </text:span>LISTCAT <text:span text:style-name="T2">utility </text:span>output and convert the parameters into a CSV file. </text:p>
      <text:p text:style-name="P1"/>
      <text:p text:style-name="P1">With the help of the spreadsheet obtained from this file and the filters to be applied, it becomes easier to examine the CLUSTER and AIX (A<text:span text:style-name="T3">lternate</text:span> I<text:span text:style-name="T3">ndex</text:span>) <text:span text:style-name="T2">datasets</text:span> in the zOS catalogs.</text:p>
      <text:p text:style-name="Standard"/>
      <text:p text:style-name="P3">Programs <text:span text:style-name="T6">are verified with Python 3.11.6, </text:span><text:span text:style-name="T7">Ubuntu Desktop 23.10, LibreOffice Community x86_64 7.6.4.1 and z/OS v2.4</text:span></text:p>
      <text:p text:style-name="P3"/>
      <text:p text:style-name="P13">Steps To Obtain Spreadsheet with Catalog Objects</text:p>
      <text:p text:style-name="P5"/>
      <text:p text:style-name="P6">1. Prepare and execute a LISTCAT batch job similar to below job stream.</text:p>
      <text:p text:style-name="P6"/>
      <text:p text:style-name="P6">//YOURJOB <text:s/>JOB <text:s/>YOUR INSTALLATION'S JOB=ACCOUNTING DATA</text:p>
      <text:p text:style-name="P6">//STEP1 <text:s text:c="3"/>EXEC PGM=IDCAMS</text:p>
      <text:p text:style-name="P6">//SYSPRINT DD <text:s text:c="2"/>SYSOUT=A</text:p>
      <text:p text:style-name="P6">//SYSIN <text:s text:c="3"/>DD <text:s text:c="2"/>*</text:p>
      <text:p text:style-name="P6"><text:s/>LISTCAT ALL CATALOG(CATALOG.NAME#1.Vvolser)</text:p>
      <text:p text:style-name="P6"><text:s/>LISTCAT ALL CATALOG(CATALOG.NAME#2.Vvolser)</text:p>
      <text:p text:style-name="P6"><text:s/>LISTCAT ALL CATALOG(CATALOG.NAME#3.Vvolser)</text:p>
      <text:p text:style-name="P6"><text:s/>:</text:p>
      <text:p text:style-name="P6">/*</text:p>
      <text:p text:style-name="P3"/>
      <text:p text:style-name="P8"><text:span text:style-name="T8">2. <text:s/></text:span><text:span text:style-name="T9">From SDSF panels display output and print SYSPRINT spool dataset to a disk dataset using XDC command.</text:span></text:p>
      <text:p text:style-name="P7"/>
      <text:p text:style-name="P9">3. Transfer dataset to workstation. <text:span text:style-name="T10">Put in the folder Python programs reside. Rename </text:span><text:span text:style-name="T11">as "aa_idcams_listcat.txt"</text:span></text:p>
      <text:p text:style-name="P9"/>
      <text:p text:style-name="P11">4. Execute Python program <text:span text:style-name="T12">"py_idcams_listcat_3tabulate.py". CSV output will be </text:span><text:span text:style-name="T13">put in the file </text:span><text:span text:style-name="T14">"zz_fileout_3tabulate_1objects.txt".</text:span></text:p>
      <text:p text:style-name="P11"/>
      <text:p text:style-name="P15">5. Import CSV file to a spreadsheet program, <text:span text:style-name="T15">apply filters from "OBJECT TYPE" to "SPACE TYPE" columns,</text:span><text:span text:style-name="T16"> freeze first row and column as headers</text:span><text:span text:style-name="T15">.</text:span></text:p>
      <text:p text:style-name="P3"/>
      <text:p text:style-name="P14">Python Program Descriptions</text:p>
      <text:p text:style-name="P16"/>
      <text:p text:style-name="P14"><text:span text:style-name="T17">1. </text:span>py_idcams_listcat_1analyze.py</text:p>
      <text:p text:style-name="P16"/>
      <text:p text:style-name="P21">Input file: aa_idcams_listcat.txt</text:p>
      <text:p text:style-name="P21">Output file: zz_analyze1.txt</text:p>
      <text:p text:style-name="P25">Printout: similar to below statements:</text:p>
      <text:p text:style-name="P25"><text:s text:c="2"/>&gt;&gt;&gt; Number of input lines <text:s/>1498581</text:p>
      <text:p text:style-name="P25"><text:s text:c="2"/>&gt;&gt;&gt; Number of <text:s/>null lines <text:s/>9</text:p>
      <text:p text:style-name="P25"><text:s text:c="2"/>&gt;&gt;&gt; Number of page headers 31698</text:p>
      <text:p text:style-name="P25"/>
      <text:p text:style-name="P25"><text:s text:c="2"/>&gt;&gt;&gt; EOP</text:p>
      <text:p text:style-name="P16"/>
      <text:p text:style-name="P20">Program analyzes LISTCAT output.</text:p>
      <text:p text:style-name="P20"/>
      <text:p text:style-name="P20">First parameter in each LISTCAT report line <text:span text:style-name="T18">and starting column number are determined. Full line for first occurrence </text:span><text:span text:style-name="T19">and total number of occurrences are </text:span><text:span text:style-name="T20">written to output file</text:span><text:span text:style-name="T19">. </text:span><text:span text:style-name="T20">Two sets of output are </text:span><text:span text:style-name="T22">written </text:span><text:span text:style-name="T20">in the following sort order:</text:span></text:p>
      <text:p text:style-name="P20"/>
      <text:p text:style-name="P28">* <text:s/><text:span text:style-name="T21">First parameter column number</text:span></text:p>
      <text:p text:style-name="P29">* <text:span text:style-name="T22">Parameter name</text:span></text:p>
      <text:p text:style-name="P17"/>
      <text:p text:style-name="P14"><text:span text:style-name="T17">2. </text:span>py_idcams_listcat_2parameters.py</text:p>
      <text:p text:style-name="P16"/>
      <text:p text:style-name="P22">Input file: aa_idcams_listcat_2parameters.txt</text:p>
      <text:p text:style-name="P22">Output file: <text:span text:style-name="T23">none</text:span> </text:p>
      <text:p text:style-name="P26">Printout: similar to below statements:</text:p>
      <text:p text:style-name="P26">:</text:p>
      <text:p text:style-name="P26">hdr_splits_ca <text:s text:c="9"/>= "SPLITS CA"</text:p>
      <text:p text:style-name="P26">lbl_splits_ca <text:s text:c="9"/>= "SPLITS-CA"</text:p>
      <text:p text:style-name="P26">*len_splits_ca <text:s text:c="9"/>= len(lbl_splits_ca)</text:p>
      <text:p text:style-name="P26"/>
      <text:p text:style-name="P26">hdr_freespace_ci <text:s text:c="6"/>= "FREESPACE %CI"</text:p>
      <text:p text:style-name="P26">lbl_freespace_ci <text:s text:c="6"/>= "FREESPACE-%CI"</text:p>
      <text:p text:style-name="P26">*len_freespace_ci <text:s text:c="6"/>= len(lbl_freespace_ci)</text:p>
      <text:p text:style-name="P16">:</text:p>
      <text:p text:style-name="P16"/>
      <text:p text:style-name="P30">Program prepares CSV header and text comparison strings and print to <text:span text:style-name="T24">IDLE shell. </text:span><text:s/><text:span text:style-name="T25">String constants will be added to tabulate program.</text:span></text:p>
      <text:p text:style-name="P16"/>
      <text:p text:style-name="P14"><text:span text:style-name="T17">3. </text:span>py_idcams_listcat_3tabulate.py</text:p>
      <text:p text:style-name="P16"/>
      <text:p text:style-name="P23">Input file: aa_idcams_listcat.txt</text:p>
      <text:p text:style-name="P24">Output file<text:span text:style-name="T26">s</text:span>:</text:p>
      <text:p text:style-name="P35">* zz_fileout_3tabulate_1objects.txt</text:p>
      <text:p text:style-name="P24"><text:span text:style-name="T26">* zz_fileout_3tabulate_2messages.txt </text:span><text:span text:style-name="T27">(Used for debugging purposes, temporary write statements were commented out)</text:span></text:p>
      <text:p text:style-name="P27">Printout: similar to below statements:</text:p>
      <text:p text:style-name="P27"><text:s text:c="2"/>&gt;&gt;&gt; Number of input lines..... 1498581</text:p>
      <text:p text:style-name="P27"><text:s text:c="2"/>&gt;&gt;&gt; Number of <text:s/>null lines..... 9</text:p>
      <text:p text:style-name="P27"><text:s text:c="2"/>&gt;&gt;&gt; Number of page headers.... 31689</text:p>
      <text:p text:style-name="P27"><text:s text:c="2"/>&gt;&gt;&gt; Number of catalog objects. 10795</text:p>
      <text:p text:style-name="P27"/>
      <text:p text:style-name="P27"><text:s text:c="2"/>&gt;&gt;&gt; EOP</text:p>
      <text:p text:style-name="P3"/>
      <text:p text:style-name="P31">Program writes CSV header line.</text:p>
      <text:p text:style-name="P31"/>
      <text:p text:style-name="P32">All lines are read one by one, <text:span text:style-name="T28">page headers and message lines are skipped, parameter lines of each catalog object appended to a single string.</text:span></text:p>
      <text:p text:style-name="P32"/>
      <text:p text:style-name="P33">Whenever a new catalog object <text:span text:style-name="T30">listing is </text:span>started, <text:span text:style-name="T29">parameters in the previous object are processed and written to output </text:span><text:span text:style-name="T30">file</text:span><text:span text:style-name="T29">.</text:span></text:p>
      <text:p text:style-name="P33"/>
      <text:p text:style-name="P34">At the <text:span text:style-name="T30">end of input file parameters of last catalog object are processed and written to output file.</text:span></text:p>
      <text:p text:style-name="P38"/>
      <text:p text:style-name="P37"><text:span text:style-name="T31">z/OS Mainframe Related </text:span>Links</text:p>
      <text:p text:style-name="P18"/>
      <text:p text:style-name="P3">Using a Job to invoke IDCAMS (IDC Access Method Services)</text:p>
      <text:p text:style-name="P3">https://www.ibm.com/docs/en/zos/3.1.0?topic=iams-using-job-job-step-invoke-access-method-services</text:p>
      <text:p text:style-name="P40"/>
      <text:p text:style-name="P3">LISTCAT command lists catalog entries</text:p>
      <text:p text:style-name="P3">https://www.ibm.com/docs/en/zos/3.1.0?topic=commands-listcat</text:p>
      <text:p text:style-name="P3"/>
      <text:p text:style-name="P10"><text:bookmark text:name="izuP00hpActCopyJLtoDS__title__1"/>Copying a joblog to a data set</text:p>
      <text:p text:style-name="P10">https://www.ibm.com/docs/en/zos/3.1.0?topic=page-copying-joblog-data-set</text:p>
      <text:p text:style-name="P4"/>
      <text:p text:style-name="P19">ismet Yaksi, ITILF Github <text:span text:style-name="T31">Page</text:span></text:p>
      <text:p text:style-name="P4">https://github.com/ismetyaksi/zOS-Mainframe-Utilities/actions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08:27:55.361419870</meta:creation-date>
    <dc:date>2024-01-03T22:02:03.179014907</dc:date>
    <meta:editing-duration>PT10H46M16S</meta:editing-duration>
    <meta:editing-cycles>7</meta:editing-cycles>
    <meta:generator>LibreOffice/7.6.4.1$Linux_X86_64 LibreOffice_project/60$Build-1</meta:generator>
    <meta:document-statistic meta:table-count="0" meta:image-count="0" meta:object-count="0" meta:page-count="1" meta:paragraph-count="69" meta:word-count="491" meta:character-count="3740" meta:non-whitespace-character-count="3230"/>
  </office:meta>
</office:document-meta>
</file>